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Standard">
      <style:paragraph-properties fo:padding="0.049cm" fo:border="0.06pt solid #000000"/>
    </style:style>
    <style:style style:name="P6" style:family="paragraph" style:parent-style-name="Standard">
      <style:text-properties officeooo:rsid="0006f2d4" officeooo:paragraph-rsid="0006f2d4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Text_20_body">
      <style:text-properties officeooo:rsid="00084c1a" officeooo:paragraph-rsid="00084c1a"/>
    </style:style>
    <style:style style:name="P9" style:family="paragraph" style:parent-style-name="Text_20_body">
      <style:text-properties officeooo:rsid="00087109" officeooo:paragraph-rsid="0008a734"/>
    </style:style>
    <style:style style:name="P10" style:family="paragraph" style:parent-style-name="Text_20_body">
      <style:text-properties officeooo:rsid="000e3d05" officeooo:paragraph-rsid="000e3d05"/>
    </style:style>
    <style:style style:name="P11" style:family="paragraph" style:parent-style-name="Standard">
      <style:text-properties officeooo:rsid="00128251" officeooo:paragraph-rsid="00128251"/>
    </style:style>
    <style:style style:name="P12" style:family="paragraph" style:parent-style-name="Text_20_body">
      <style:text-properties officeooo:rsid="00128251" officeooo:paragraph-rsid="00128251"/>
    </style:style>
    <style:style style:name="P13" style:family="paragraph" style:parent-style-name="Text_20_body">
      <style:text-properties officeooo:paragraph-rsid="00142848"/>
    </style:style>
    <style:style style:name="P14" style:family="paragraph" style:parent-style-name="Text_20_body">
      <style:text-properties officeooo:rsid="00193488" officeooo:paragraph-rsid="00193488"/>
    </style:style>
    <style:style style:name="P15" style:family="paragraph" style:parent-style-name="Text_20_body">
      <style:text-properties officeooo:rsid="001a29a5" officeooo:paragraph-rsid="001a29a5"/>
    </style:style>
    <style:style style:name="P16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7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18" style:family="paragraph" style:parent-style-name="Text_20_body">
      <style:text-properties officeooo:paragraph-rsid="00193488"/>
    </style:style>
    <style:style style:name="P19" style:family="paragraph" style:parent-style-name="Text_20_body">
      <style:text-properties officeooo:paragraph-rsid="001a29a5"/>
    </style:style>
    <style:style style:name="P20" style:family="paragraph" style:parent-style-name="Text_20_body">
      <style:text-properties officeooo:rsid="001ab8e9" officeooo:paragraph-rsid="001ab8e9"/>
    </style:style>
    <style:style style:name="P21" style:family="paragraph" style:parent-style-name="Heading_20_1">
      <style:text-properties officeooo:rsid="00142848" officeooo:paragraph-rsid="00142848"/>
    </style:style>
    <style:style style:name="P22" style:family="paragraph" style:parent-style-name="Heading_20_1">
      <style:text-properties officeooo:rsid="000dba47" officeooo:paragraph-rsid="000dba47"/>
    </style:style>
    <style:style style:name="P23" style:family="paragraph" style:parent-style-name="Heading_20_1">
      <style:text-properties officeooo:rsid="00128251" officeooo:paragraph-rsid="00128251"/>
    </style:style>
    <style:style style:name="P24" style:family="paragraph" style:parent-style-name="Heading_20_1">
      <style:text-properties officeooo:rsid="00193488" officeooo:paragraph-rsid="00193488"/>
    </style:style>
    <style:style style:name="P25" style:family="paragraph" style:parent-style-name="Heading_20_2">
      <style:text-properties officeooo:paragraph-rsid="000b02db"/>
    </style:style>
    <style:style style:name="P26" style:family="paragraph" style:parent-style-name="Heading_20_2">
      <style:text-properties officeooo:rsid="00161bd8" officeooo:paragraph-rsid="00161bd8"/>
    </style:style>
    <style:style style:name="P27" style:family="paragraph" style:parent-style-name="Heading_20_2">
      <style:text-properties officeooo:rsid="00193488" officeooo:paragraph-rsid="00193488"/>
    </style:style>
    <style:style style:name="P28" style:family="paragraph" style:parent-style-name="Heading_20_2">
      <style:text-properties officeooo:rsid="001a29a5" officeooo:paragraph-rsid="001a29a5"/>
    </style:style>
    <style:style style:name="P29" style:family="paragraph" style:parent-style-name="Heading_20_2">
      <style:text-properties officeooo:rsid="00251e54" officeooo:paragraph-rsid="00251e54"/>
    </style:style>
    <style:style style:name="P30" style:family="paragraph" style:parent-style-name="Preformatted_20_Text" style:list-style-name="L3"/>
    <style:style style:name="P31" style:family="paragraph" style:parent-style-name="Preformatted_20_Text" style:list-style-name="L5">
      <style:text-properties officeooo:rsid="001a29a5" officeooo:paragraph-rsid="001a29a5"/>
    </style:style>
    <style:style style:name="P32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33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34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35" style:family="paragraph" style:parent-style-name="Standard" style:list-style-name="L1">
      <style:text-properties officeooo:rsid="000e1723" officeooo:paragraph-rsid="000e1723"/>
    </style:style>
    <style:style style:name="P36" style:family="paragraph" style:parent-style-name="Text_20_body" style:list-style-name="L2">
      <style:text-properties officeooo:paragraph-rsid="00087109"/>
    </style:style>
    <style:style style:name="P37" style:family="paragraph" style:parent-style-name="Text_20_body" style:list-style-name="L3">
      <style:text-properties officeooo:rsid="00084c1a" officeooo:paragraph-rsid="00084c1a"/>
    </style:style>
    <style:style style:name="P38" style:family="paragraph" style:parent-style-name="Text_20_body" style:list-style-name="L3">
      <style:text-properties officeooo:rsid="00087109" officeooo:paragraph-rsid="00087109"/>
    </style:style>
    <style:style style:name="P39" style:family="paragraph" style:parent-style-name="Text_20_body" style:list-style-name="L3">
      <style:text-properties officeooo:rsid="0008a734" officeooo:paragraph-rsid="0008a734"/>
    </style:style>
    <style:style style:name="P40" style:family="paragraph" style:parent-style-name="Text_20_body" style:list-style-name="L3">
      <style:text-properties officeooo:rsid="000920b9" officeooo:paragraph-rsid="000920b9"/>
    </style:style>
    <style:style style:name="P41" style:family="paragraph" style:parent-style-name="Text_20_body" style:list-style-name="L3">
      <style:text-properties fo:color="#c9211e" loext:opacity="100%" officeooo:rsid="000920b9" officeooo:paragraph-rsid="000920b9"/>
    </style:style>
    <style:style style:name="P42" style:family="paragraph" style:parent-style-name="Text_20_body" style:list-style-name="L3">
      <style:text-properties fo:color="#000000" loext:opacity="100%" officeooo:rsid="001172e3" officeooo:paragraph-rsid="001172e3"/>
    </style:style>
    <style:style style:name="P43" style:family="paragraph" style:parent-style-name="Text_20_body" style:list-style-name="L3">
      <style:text-properties fo:color="#000000" loext:opacity="100%" officeooo:rsid="001172e3" officeooo:paragraph-rsid="0027710e"/>
    </style:style>
    <style:style style:name="P44" style:family="paragraph" style:parent-style-name="Text_20_body" style:list-style-name="L4">
      <style:text-properties officeooo:rsid="00142848" officeooo:paragraph-rsid="00142848"/>
    </style:style>
    <style:style style:name="P45" style:family="paragraph" style:parent-style-name="Text_20_body" style:list-style-name="L4">
      <style:text-properties officeooo:rsid="001685fb" officeooo:paragraph-rsid="001685fb"/>
    </style:style>
    <style:style style:name="P46" style:family="paragraph" style:parent-style-name="Text_20_body" style:list-style-name="L6">
      <style:text-properties style:font-name="DejaVu Sans" officeooo:rsid="001a29a5" officeooo:paragraph-rsid="001ab8e9"/>
    </style:style>
    <style:style style:name="P47" style:family="paragraph" style:parent-style-name="Text_20_body" style:list-style-name="L3">
      <style:text-properties fo:font-weight="bold" officeooo:rsid="00240fae" officeooo:paragraph-rsid="00240fae" style:font-weight-asian="bold" style:font-weight-complex="bold"/>
    </style:style>
    <style:style style:name="P48" style:family="paragraph" style:parent-style-name="Text_20_body">
      <style:text-properties officeooo:rsid="00161bd8" officeooo:paragraph-rsid="00161bd8"/>
    </style:style>
    <style:style style:name="P49" style:family="paragraph" style:parent-style-name="Text_20_body">
      <style:text-properties officeooo:rsid="00251e54" officeooo:paragraph-rsid="00251e54"/>
    </style:style>
    <style:style style:name="P50" style:family="paragraph" style:parent-style-name="Text_20_body">
      <style:text-properties officeooo:paragraph-rsid="00251e54"/>
    </style:style>
    <style:style style:name="P51" style:family="paragraph" style:parent-style-name="Text_20_body" style:list-style-name="L4">
      <style:text-properties style:text-line-through-style="solid" style:text-line-through-type="single" officeooo:rsid="00128251" officeooo:paragraph-rsid="00128251"/>
    </style:style>
    <style:style style:name="P52" style:family="paragraph" style:parent-style-name="Text_20_body" style:list-style-name="L4">
      <style:text-properties officeooo:rsid="0025fc44" officeooo:paragraph-rsid="0025fc44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font-weight="bold" style:font-size-asian="12pt" style:font-size-complex="12pt"/>
    </style:style>
    <style:style style:name="T30" style:family="text">
      <style:text-properties fo:color="#00a933" loext:opacity="100%" fo:font-weight="bold" officeooo:rsid="00128251" style:font-weight-asian="bold" style:font-weight-complex="bold"/>
    </style:style>
    <style:style style:name="T31" style:family="text">
      <style:text-properties fo:color="#00a933" loext:opacity="100%" style:text-line-through-style="none" style:text-line-through-type="none" fo:font-weight="bold" officeooo:rsid="002522c4" style:font-weight-asian="bold" style:font-weight-complex="bold"/>
    </style:style>
    <style:style style:name="T32" style:family="text">
      <style:text-properties fo:color="#00a933" loext:opacity="100%" style:text-line-through-style="none" style:text-line-through-type="none" style:font-name="DejaVu Sans" officeooo:rsid="002522c4"/>
    </style:style>
    <style:style style:name="T33" style:family="text">
      <style:text-properties style:font-name="DejaVu Sans Mono" fo:font-size="10pt" style:font-size-asian="10pt" style:font-size-complex="10pt"/>
    </style:style>
    <style:style style:name="T34" style:family="text">
      <style:text-properties style:font-name="DejaVu Sans"/>
    </style:style>
    <style:style style:name="T35" style:family="text">
      <style:text-properties style:font-name="DejaVu Sans" officeooo:rsid="00193488"/>
    </style:style>
    <style:style style:name="T36" style:family="text">
      <style:text-properties style:font-name="DejaVu Sans" officeooo:rsid="001a29a5"/>
    </style:style>
    <style:style style:name="T37" style:family="text">
      <style:text-properties officeooo:rsid="00162a99"/>
    </style:style>
    <style:style style:name="T38" style:family="text">
      <style:text-properties officeooo:rsid="00193488"/>
    </style:style>
    <style:style style:name="T39" style:family="text">
      <style:text-properties officeooo:rsid="001a29a5"/>
    </style:style>
    <style:style style:name="T40" style:family="text">
      <style:text-properties officeooo:rsid="0022507b"/>
    </style:style>
    <style:style style:name="T41" style:family="text">
      <style:text-properties officeooo:rsid="0022fb27"/>
    </style:style>
    <style:style style:name="T42" style:family="text">
      <style:text-properties officeooo:rsid="002522c4"/>
    </style:style>
    <style:style style:name="T43" style:family="text">
      <style:text-properties style:text-line-through-style="none" style:text-line-through-type="none" officeooo:rsid="002522c4"/>
    </style:style>
    <style:style style:name="T44" style:family="text">
      <style:text-properties style:text-line-through-style="none" style:text-line-through-type="none" fo:font-weight="bold" officeooo:rsid="002522c4" style:font-weight-asian="bold" style:font-weight-complex="bold"/>
    </style:style>
    <style:style style:name="T45" style:family="text">
      <style:text-properties style:text-line-through-style="none" style:text-line-through-type="none" style:font-name="DejaVu Sans" officeooo:rsid="002522c4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style:text-line-through-style="solid" style:text-line-through-type="single" style:font-name="DejaVu Sans"/>
    </style:style>
    <style:style style:name="T48" style:family="text">
      <style:text-properties fo:font-size="18pt" fo:font-weight="bold"/>
    </style:style>
    <style:style style:name="T49" style:family="text">
      <style:text-properties officeooo:rsid="002771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6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Text_20_body">Installation composants :</text:p>
      <text:list xml:id="list3675422533" text:style-name="L1">
        <text:list-item>
          <text:p text:style-name="P35">curl et libcurl (apt)</text:p>
        </text:list-item>
        <text:list-item>
          <text:p text:style-name="P35">boost (apt) pour json parser</text:p>
        </text:list-item>
      </text:list>
      <text:h text:style-name="Heading_20_1" text:outline-level="1">Configuration qemu</text:h>
      <text:p text:style-name="Text_20_body"/>
      <text:p text:style-name="P8">make list-defconfigs</text:p>
      <text:p text:style-name="P8">make qemu_aarch64_virt_defconfig →  !! réinitialise le .config !!</text:p>
      <text:p text:style-name="P8">make → machine de base</text:p>
      <text:h text:style-name="P25" text:outline-level="2">start : </text:h>
      <text:p text:style-name="P2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8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2752399305" text:style-name="L2">
        <text:list-item>
          <text:p text:style-name="P36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2625534888" text:style-name="L3">
        <text:list-item>
          <text:p text:style-name="P37"><text:span text:style-name="T20">libcurl</text:span> (BR2_PACKAGE_LIBCURL)</text:p>
        </text:list-item>
        <text:list-item>
          <text:p text:style-name="P38"><text:span text:style-name="T20">Path to the users tables</text:span> (BR2_ROOTFS_USERS_TABLES)</text:p>
          <text:list>
            <text:list-item>
              <text:p text:style-name="P38"><text:soft-page-break/>myConfig/users.txt</text:p>
              <text:list>
                <text:list-item>
                  <text:p text:style-name="P30">sylvain 1000 sylvain 1000 =password /home/sylvain /bin/sh - User</text:p>
                </text:list-item>
              </text:list>
            </text:list-item>
          </text:list>
        </text:list-item>
        <text:list-item>
          <text:p text:style-name="P38"><text:span text:style-name="T20">Root filesystem overlay directories</text:span><text:span text:style-name="T19"> </text:span>(BR2_ROOTFS_OVERLAY)</text:p>
          <text:list>
            <text:list-item>
              <text:p text:style-name="P39">overlay/</text:p>
              <text:list>
                <text:list-item>
                  <text:p text:style-name="P39">/home/user  <text:span text:style-name="T24">et /root (remplacer $ par #)</text:span>: </text:p>
                  <text:list>
                    <text:list-item>
                      <text:p text:style-name="P39">.profile</text:p>
                      <text:list>
                        <text:list-item>
                          <text:p text:style-name="P30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0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42214342972758" text:continue-numbering="true" text:style-name="L3">
        <text:list-item>
          <text:p text:style-name="P40"><text:span text:style-name="T20">openssh</text:span> (BR2_PACKAGE_OPENSSH) → <text:span text:style-name="T25">tout cocher</text:span></text:p>
        </text:list-item>
        <text:list-item>
          <text:p text:style-name="P41"><text:span text:style-name="T29">json-for-modern-cpp</text:span> <text:span text:style-name="T28">(BR2_PACKAGE_JSON_FOR_MODERN_CPP)</text:span></text:p>
          <text:list>
            <text:list-item>
              <text:p text:style-name="P42">nlohmann</text:p>
            </text:list-item>
          </text:list>
        </text:list-item>
        <text:list-item>
          <text:p text:style-name="P43"><text:span text:style-name="T20">gd</text:span> (BR2_PACKAGE_GD)<text:span text:style-name="T49"> </text:span><text:span text:style-name="T24">→</text:span><text:span text:style-name="T49"> tout cocher </text:span></text:p>
        </text:list-item>
        <text:list-item>
          <text:p text:style-name="P42"><text:soft-page-break/></text:p>
          <text:p text:style-name="P47"/>
        </text:list-item>
      </text:list>
      <text:p text:style-name="P9"/>
      <text:p text:style-name="P8"/>
      <text:p text:style-name="P7"/>
      <text:h text:style-name="Heading_20_1" text:outline-level="1">Utilisation de curl <text:span text:style-name="T17">(C) </text:span>pour requete HTTP GET :</text:h>
      <text:p text:style-name="P6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5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5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5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5">}</text:p>
      <text:p text:style-name="P3"><text:span text:style-name="T4">int</text:span><text:span text:style-name="T3"> </text:span><text:span text:style-name="T10">main</text:span>()</text:p>
      <text:p text:style-name="P5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5">}</text:p>
      <text:p text:style-name="P3"><text:soft-page-break/></text:p>
      <text:p text:style-name="Standard"/>
      <text:h text:style-name="Heading_20_3" text:outline-level="3"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2">Création d’un classe myCurl pour gérer les accès à l’API.</text:p>
      <text:h text:style-name="Heading_20_1" text:outline-level="1">Utilisation de <text:span text:style-name="T27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P11"/>
      <text:p text:style-name="Text_20_body">Utilisation très simple et intuitive.</text:p>
      <text:p text:style-name="Text_20_body">Création d’une classe myParse basée sur cette lib.</text:p>
      <text:p text:style-name="P11"/>
      <text:h text:style-name="P21" text:outline-level="1">Compilation croisée qemu</text:h>
      <text:p text:style-name="P13"/>
      <text:p text:style-name="Text_20_body">Dans le dossier <text:span text:style-name="T33">devel/AIrQualityWAtch</text:span></text:p>
      <text:p text:style-name="P4"/>
      <text:p text:style-name="P4">.sylvain@server-bureau:~/ajc/formation/LinuxEmbarque/Projet/devel/AIrQualityWAtch$ cat crossCompil </text:p>
      <text:p text:style-name="P4">#!/bin/sh</text:p>
      <text:p text:style-name="P4"/>
      <text:p text:style-name="P4">../../buildroot/buildroot-work/output/host/bin/aarch64-buildroot-linux-gnu-g++ -o airQualityWatch-qemu main.cpp mycurl.cpp myparsing.cpp -lcurl</text:p>
      <text:p text:style-name="P4"/>
      <text:p text:style-name="P4">cp ./airQualityWatch-qemu ../../buildroot/buildroot-work/overlay/root/bin</text:p>
      <text:p text:style-name="P4"/>
      <text:h text:style-name="P22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10"><text:soft-page-break/>Solution : Redémarrer à partir de 0 en ajoutant support C++ avant la première compil. Semble fonctionner, fichier présent → <text:span text:style-name="T30">Fixed</text:span></text:p>
      <text:h text:style-name="P26" text:outline-level="2">Persistence des dossiers de l'arborescence de la machine virtuelle qemu :</text:h>
      <text:p text:style-name="P48">Les datas stockées dans /tmp ont été perdues après poweroff <text:span text:style-name="T37">et start. Arès tests, les données stockées en cours d'utilisation dans /home persistent après poweroff. Modification du source C++ afin de stocker les datas téléchargées dans /home/sylvain/datas</text:span></text:p>
      <text:p text:style-name="P48"/>
      <text:h text:style-name="P29" text:outline-level="2">&lt;filesystem&gt; lib n'est pas dans buildroot : </text:h>
      <text:p text:style-name="P49">Utilisation de la lib boost/filesystem. Préférée à LUA car il semble que boost propose plus de libraries, en particulier une lib graphique.</text:p>
      <text:p text:style-name="P50"/>
      <text:p text:style-name="P17"/>
      <text:h text:style-name="P23" text:outline-level="1">ToDO</text:h>
      <text:list xml:id="list4128841612" text:style-name="L4">
        <text:list-item>
          <text:p text:style-name="P51">Choix d’un lib Graphique<text:span text:style-name="T43"> </text:span><text:span text:style-name="T31">gd</text:span></text:p>
        </text:list-item>
        <text:list-item>
          <text:p text:style-name="P44">Configurer cron dans buildroot pour récupération data sur l'API, sauvegarde et màj des graphiques</text:p>
        </text:list-item>
        <text:list-item>
          <text:p text:style-name="P44">S<text:span text:style-name="T46">tocker API-KEY dans un fichier pour pouvoir la mettre à jour (doit </text:span><text:span text:style-name="T47">être renouvelée tous les 15 jours)</text:span><text:span text:style-name="T45"> </text:span><text:span text:style-name="T32">fichier /home/sylvain/AIQWA.config </text:span></text:p>
        </text:list-item>
        <text:list-item>
          <text:p text:style-name="P45">Choisir et parametrer un server HTTP permettant d'afficher les graphs dans une page web</text:p>
        </text:list-item>
        <text:list-item>
          <text:p text:style-name="P52">Documentation : doxygen, pandoc, graphviz (difficile)</text:p>
          <text:p text:style-name="P45"/>
        </text:list-item>
      </text:list>
      <text:p text:style-name="P1"/>
      <text:p text:style-name="Text_20_body"/>
      <text:h text:style-name="P24" text:outline-level="1">Classes</text:h>
      <text:h text:style-name="P27" text:outline-level="2">myCurl</text:h>
      <text:p text:style-name="P19"><text:span text:style-name="T38">Utilise la lib </text:span>&lt;<text:span text:style-name="T15">curl</text:span>/<text:span text:style-name="T15">curl</text:span>.<text:span text:style-name="T15">h</text:span>&gt;<text:span text:style-name="T38"> pour gérer les requ</text:span><text:span text:style-name="T35">êtes HTTP GET à la source des données. </text:span></text:p>
      <text:p text:style-name="P19"><text:span text:style-name="T35">Nécessite -lcurl</text:span><text:span text:style-name="T36"> à la compilation.</text:span></text:p>
      <text:h text:style-name="P27" text:outline-level="2"><text:soft-page-break/>myParsing</text:h>
      <text:p text:style-name="P18"><text:span text:style-name="T38">Utilise la lib </text:span>&lt;<text:span text:style-name="T15">nlohmann</text:span>/<text:span text:style-name="T15">json</text:span>.<text:span text:style-name="T15">hpp</text:span>&gt;<text:span text:style-name="T38"> pour gérer le parsing, les lectures et écritures disque des datas au format Json</text:span></text:p>
      <text:h text:style-name="P27" text:outline-level="2">myGraphics<text:span text:style-name="T39"> </text:span></text:h>
      <text:p text:style-name="P15">Utilise les libs </text:p>
      <text:list xml:id="list2398869294" text:style-name="L5">
        <text:list-item>
          <text:p text:style-name="P31">&lt;<text:span text:style-name="T15">gd</text:span>.<text:span text:style-name="T15">h</text:span>&gt;</text:p>
        </text:list-item>
        <text:list-item>
          <text:p text:style-name="P32"><text:span text:style-name="T28">&lt;</text:span>gdfontt.h<text:span text:style-name="T28">&gt;</text:span></text:p>
        </text:list-item>
        <text:list-item>
          <text:p text:style-name="P31">&lt;<text:span text:style-name="T15">gdfonts</text:span>.<text:span text:style-name="T15">h</text:span>&gt;</text:p>
        </text:list-item>
        <text:list-item>
          <text:p text:style-name="P31">&lt;<text:span text:style-name="T15">gdfontmb</text:span>.<text:span text:style-name="T15">h</text:span>&gt;</text:p>
        </text:list-item>
        <text:list-item>
          <text:p text:style-name="P31">&lt;<text:span text:style-name="T15">gdfontl</text:span>.<text:span text:style-name="T15">h</text:span>&gt;</text:p>
        </text:list-item>
        <text:list-item>
          <text:p text:style-name="P31">&lt;<text:span text:style-name="T15">gdfontg</text:span>.<text:span text:style-name="T15">h</text:span>&gt;</text:p>
        </text:list-item>
      </text:list>
      <text:p text:style-name="P15">pour générer les graphiques. </text:p>
      <text:p text:style-name="P15">Nécessite -lgd à la compilation.</text:p>
      <text:h text:style-name="P28" text:outline-level="2">myOptions</text:h>
      <text:p text:style-name="P15">Permet de <text:span text:style-name="T41">modifier</text:span> le paramétrage de l'application à partir <text:span text:style-name="T41">d'un</text:span> fichier Json modifiable dans le dossier overlay<text:span text:style-name="T40">/root/AIQWA.config</text:span> de buildroot.</text:p>
      <text:p text:style-name="P16">{<text:tab/></text:p>
      <text:p text:style-name="P16"><text:tab/>"curlopts":{</text:p>
      <text:p text:style-name="P16"><text:tab/><text:tab/>"url": "https://api.ambeedata.com/latest/by-lat-lng",</text:p>
      <text:p text:style-name="P16"><text:tab/><text:tab/>"urlParams":{</text:p>
      <text:p text:style-name="P16"><text:tab/><text:tab/><text:tab/>"lat":"43.560537",</text:p>
      <text:p text:style-name="P16"><text:tab/><text:tab/><text:tab/>"lng":"1.404690"</text:p>
      <text:p text:style-name="P16"><text:tab/><text:tab/>}</text:p>
      <text:p text:style-name="P16"><text:tab/><text:tab/>"api-key": "x-api-key:b83fcfd7137ff81d96b92a34d3488506b7d3976bda58077cab133e94efd0a240"</text:p>
      <text:p text:style-name="P16"><text:tab/>},</text:p>
      <text:p text:style-name="P34"><text:tab/>"filesOwner":sylvain",</text:p>
      <text:p text:style-name="P16"><text:tab/>"logPath":"/home/sylvain/logs",</text:p>
      <text:p text:style-name="P16"><text:tab/>"logFileName":"AIQWA.log",</text:p>
      <text:p text:style-name="P16"><text:tab/>"dataPath":"/home/sylvain/datas",</text:p>
      <text:p text:style-name="P16"><text:tab/>"dataFileName":"AirQualityWatch",</text:p>
      <text:p text:style-name="P16"><text:tab/>"chartPath":"/home/sylvain/charts",</text:p>
      <text:p text:style-name="P16"><text:tab/>"curveChartFileName":"curve.png",</text:p>
      <text:p text:style-name="P16"><text:tab/>"histoChartFileName":"histo.png",</text:p>
      <text:p text:style-name="P16"><text:tab/>"pieChartFileName":"pie.png",</text:p>
      <text:p text:style-name="P16">}</text:p>
      <text:p text:style-name="P20"/>
      <text:list xml:id="list3208943474" text:style-name="L6">
        <text:list-header>
          <text:p text:style-name="P46"/>
        </text:list-header>
      </text:list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8T14:22:12.059732996</dc:date>
    <meta:editing-duration>P1DT21H8M4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6" meta:paragraph-count="190" meta:word-count="760" meta:character-count="6863" meta:non-whitespace-character-count="6131"/>
  </office:meta>
</office:document-meta>
</file>